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SimSun" svg:font-family="SimSun" style:font-adornments="Standard" style:font-pitch="variable"/>
    <style:font-face style:name="Palatino Linotype" svg:font-family="'Palatino Linotype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Warnhinweis" style:family="table">
      <style:table-properties style:width="6.6924in" table:align="margins" fo:keep-with-next="auto" style:may-break-between-rows="false" style:writing-mode="page"/>
    </style:style>
    <style:style style:name="Warnhinweis.A" style:family="table-column">
      <style:table-column-properties style:column-width="1.7347in" style:rel-column-width="16988*"/>
    </style:style>
    <style:style style:name="Warnhinweis.B" style:family="table-column">
      <style:table-column-properties style:column-width="4.9576in" style:rel-column-width="48547*"/>
    </style:style>
    <style:style style:name="Warnhinweis.A1" style:family="table-cell">
      <style:table-cell-properties fo:background-color="transparent" fo:padding="0.0785in" fo:border-left="none" fo:border-right="none" fo:border-top="0.5pt solid #000000" fo:border-bottom="none">
        <style:background-image/>
      </style:table-cell-properties>
    </style:style>
    <style:style style:name="Warnhinweis.B1" style:family="table-cell">
      <style:table-cell-properties fo:background-color="#ffffcc" fo:padding="0.0785in" fo:border-left="none" fo:border-right="none" fo:border-top="0.5pt solid #000000" fo:border-bottom="0.5pt solid #000000">
        <style:background-image/>
      </style:table-cell-properties>
    </style:style>
    <style:style style:name="Warnhinweis.A2" style:family="table-cell">
      <style:table-cell-properties fo:background-color="transparent" fo:padding="0.0785in" fo:border-left="none" fo:border-right="none" fo:border-top="none" fo:border-bottom="0.5pt solid #000000">
        <style:background-image/>
      </style:table-cell-properties>
    </style:style>
    <style:style style:name="Personalanforderungen" style:family="table">
      <style:table-properties style:width="6.6924in" fo:margin-top="0.0986in" fo:margin-bottom="0in" table:align="margins" fo:keep-with-next="always" style:writing-mode="page"/>
    </style:style>
    <style:style style:name="Personalanforderungen.A" style:family="table-column">
      <style:table-column-properties style:column-width="1.7347in" style:rel-column-width="16990*"/>
    </style:style>
    <style:style style:name="Personalanforderungen.B" style:family="table-column">
      <style:table-column-properties style:column-width="0.95in" style:rel-column-width="9305*"/>
    </style:style>
    <style:style style:name="Personalanforderungen.D" style:family="table-column">
      <style:table-column-properties style:column-width="1.1563in" style:rel-column-width="11324*"/>
    </style:style>
    <style:style style:name="Personalanforderungen.F" style:family="table-column">
      <style:table-column-properties style:column-width="0.95in" style:rel-column-width="9306*"/>
    </style:style>
    <style:style style:name="Personalanforderungen.A1" style:family="table-cell">
      <style:table-cell-properties style:vertical-align="bottom" fo:background-color="#999999" fo:padding="0.0785in" fo:border-left="0.05pt solid #ffffff" fo:border-right="none" fo:border-top="0.05pt solid #ffffff" fo:border-bottom="1pt solid #ffffff">
        <style:background-image/>
      </style:table-cell-properties>
    </style:style>
    <style:style style:name="Personalanforderungen.B1" style:family="table-cell">
      <style:table-cell-properties style:vertical-align="bottom" fo:background-color="#999999" fo:padding="0.0785in" fo:border-left="1pt solid #ffffff" fo:border-right="0.05pt solid #ffffff" fo:border-top="0.05pt solid #ffffff" fo:border-bottom="1pt solid #ffffff">
        <style:background-image/>
      </style:table-cell-properties>
    </style:style>
    <style:style style:name="Personalanforderungen.A2" style:family="table-cell">
      <style:table-cell-properties fo:background-color="#f3f3f4" fo:padding="0.0785in" fo:border-left="0.05pt solid #ffffff" fo:border-right="none" fo:border-top="none" fo:border-bottom="1pt solid #ffffff">
        <style:background-image/>
      </style:table-cell-properties>
    </style:style>
    <style:style style:name="Personalanforderungen.B2" style:family="table-cell">
      <style:table-cell-properties fo:background-color="#f3f3f4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C2" style:family="table-cell">
      <style:table-cell-properties fo:background-color="#f3f3f4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D2" style:family="table-cell">
      <style:table-cell-properties fo:background-color="#f3f3f4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E2" style:family="table-cell">
      <style:table-cell-properties fo:background-color="#f3f3f4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F2" style:family="table-cell">
      <style:table-cell-properties fo:background-color="#f3f3f4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A3" style:family="table-cell">
      <style:table-cell-properties fo:background-color="#cccccc" fo:padding="0.0785in" fo:border-left="0.05pt solid #ffffff" fo:border-right="none" fo:border-top="none" fo:border-bottom="1pt solid #ffffff">
        <style:background-image/>
      </style:table-cell-properties>
    </style:style>
    <style:style style:name="Personalanforderungen.B3" style:family="table-cell">
      <style:table-cell-properties fo:background-color="#cccccc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C3" style:family="table-cell">
      <style:table-cell-properties fo:background-color="#cccccc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D3" style:family="table-cell">
      <style:table-cell-properties fo:background-color="#cccccc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E3" style:family="table-cell">
      <style:table-cell-properties fo:background-color="#cccccc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F3" style:family="table-cell">
      <style:table-cell-properties fo:background-color="#cccccc" fo:padding="0.0785in" fo:border-left="1pt solid #ffffff" fo:border-right="0.05pt solid #ffffff" fo:border-top="none" fo:border-bottom="1pt solid #ffffff">
        <style:background-image/>
      </style:table-cell-properties>
    </style:style>
    <style:style style:name="Personalanforderungen.A4" style:family="table-cell">
      <style:table-cell-properties fo:background-color="#f3f3f4" fo:padding="0.0785in" fo:border-left="0.05pt solid #ffffff" fo:border-right="none" fo:border-top="none" fo:border-bottom="0.05pt solid #ffffff">
        <style:background-image/>
      </style:table-cell-properties>
    </style:style>
    <style:style style:name="Personalanforderungen.B4" style:family="table-cell">
      <style:table-cell-properties fo:background-color="#f3f3f4" fo:padding="0.0785in" fo:border-left="1pt solid #ffffff" fo:border-right="0.05pt solid #ffffff" fo:border-top="none" fo:border-bottom="0.05pt solid #ffffff">
        <style:background-image/>
      </style:table-cell-properties>
    </style:style>
    <style:style style:name="Personalanforderungen.C4" style:family="table-cell">
      <style:table-cell-properties fo:background-color="#f3f3f4" fo:padding="0.0785in" fo:border-left="1pt solid #ffffff" fo:border-right="0.05pt solid #ffffff" fo:border-top="none" fo:border-bottom="0.05pt solid #ffffff">
        <style:background-image/>
      </style:table-cell-properties>
    </style:style>
    <style:style style:name="Personalanforderungen.D4" style:family="table-cell">
      <style:table-cell-properties fo:background-color="#f3f3f4" fo:padding="0.0785in" fo:border-left="1pt solid #ffffff" fo:border-right="0.05pt solid #ffffff" fo:border-top="none" fo:border-bottom="0.05pt solid #ffffff">
        <style:background-image/>
      </style:table-cell-properties>
    </style:style>
    <style:style style:name="Personalanforderungen.E4" style:family="table-cell">
      <style:table-cell-properties fo:background-color="#f3f3f4" fo:padding="0.0785in" fo:border-left="1pt solid #ffffff" fo:border-right="0.05pt solid #ffffff" fo:border-top="none" fo:border-bottom="0.05pt solid #ffffff">
        <style:background-image/>
      </style:table-cell-properties>
    </style:style>
    <style:style style:name="Personalanforderungen.F4" style:family="table-cell">
      <style:table-cell-properties fo:background-color="#f3f3f4" fo:padding="0.0785in" fo:border-left="1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alatino Linotype" fo:font-size="10.5pt" fo:font-style="normal" fo:text-shadow="none" style:text-underline-style="none" fo:font-weight="normal" officeooo:paragraph-rsid="0020c4c2" style:font-size-asian="10.5pt" style:font-style-asian="normal" style:font-weight-asian="normal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alatino Linotype" fo:font-size="10.5pt" fo:language="de" fo:country="AT" fo:font-style="normal" fo:text-shadow="none" style:text-underline-style="none" fo:font-weight="normal" officeooo:paragraph-rsid="0020c4c2" fo:background-color="transparent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vertical-align="bottom"/>
      <style:text-properties fo:color="#000000" style:text-outline="false" style:text-line-through-style="none" style:text-line-through-type="none" style:font-name="Arial2" fo:font-size="11pt" fo:language="de" fo:country="AT" fo:font-style="italic" fo:text-shadow="none" style:text-underline-style="none" fo:font-weight="bold" officeooo:paragraph-rsid="0020c4c2" fo:background-color="transparent" style:font-size-asian="11pt" style:language-asian="zh" style:country-asian="CN" style:font-style-asian="italic" style:font-weight-asian="bold" style:font-size-complex="11pt" style:font-style-complex="italic" style:font-weight-complex="bold" style:text-rotation-angle="90" style:text-rotation-scale="line-height"/>
    </style:style>
    <style:style style:name="P4" style:family="paragraph" style:parent-style-name="Braun-Textabsatz">
      <style:text-properties officeooo:paragraph-rsid="0020c4c2"/>
    </style:style>
    <style:style style:name="P5" style:family="paragraph" style:parent-style-name="Braun-Textabsatz_20_nur_20_oben">
      <style:text-properties officeooo:paragraph-rsid="001ef64f"/>
    </style:style>
    <style:style style:name="P6" style:family="paragraph" style:parent-style-name="Braun-Textabsatz_20_nur_20_oben">
      <style:text-properties fo:language="de" fo:country="AT" officeooo:paragraph-rsid="0020c4c2" fo:background-color="transparent" style:language-asian="zh" style:country-asian="CN"/>
    </style:style>
    <style:style style:name="P7" style:family="paragraph" style:parent-style-name="Table">
      <style:paragraph-properties fo:keep-with-next="always"/>
      <style:text-properties officeooo:paragraph-rsid="002b08ee" fo:background-color="transparent"/>
    </style:style>
    <style:style style:name="P8" style:family="paragraph" style:parent-style-name="Braun-Hinweissignalwort">
      <style:paragraph-properties fo:text-align="center" style:justify-single-word="false"/>
      <style:text-properties style:use-window-font-color="true" style:text-outline="false" style:text-line-through-style="none" style:text-line-through-type="none" style:font-name="Palatino Linotype" fo:font-size="2pt" fo:font-style="normal" fo:text-shadow="none" style:text-underline-style="none" fo:font-weight="bold" style:font-size-asian="2pt" style:font-style-asian="normal" style:font-weight-asian="bold" style:font-size-complex="2.25pt" style:font-style-complex="normal" style:font-weight-complex="bold"/>
    </style:style>
    <style:style style:name="P9" style:family="paragraph" style:parent-style-name="Braun-Hinweissignalwort">
      <style:text-properties officeooo:rsid="00298ff0" officeooo:paragraph-rsid="00298ff0"/>
    </style:style>
    <style:style style:name="P10" style:family="paragraph" style:parent-style-name="Braun-Hinweisüberschrift">
      <style:paragraph-properties style:writing-mode="lr-tb"/>
      <style:text-properties fo:language="de" fo:country="AT" style:language-asian="zh" style:country-asian="CN"/>
    </style:style>
    <style:style style:name="P11" style:family="paragraph" style:parent-style-name="Braun-Text" style:list-style-name="Braun-Aufzählung_20_5cm-Einzug"/>
    <style:style style:name="P12" style:family="paragraph" style:parent-style-name="Braun-Text" style:list-style-name="Braun-Nummerierung_20_1_20_5cm-Einzug">
      <style:text-properties officeooo:paragraph-rsid="001ef64f"/>
    </style:style>
    <style:style style:name="P13" style:family="paragraph" style:parent-style-name="Braun-Text" style:list-style-name="Braun-Nummerierung_20_a_20_5cm-Einzug">
      <style:text-properties officeooo:paragraph-rsid="001ef64f"/>
    </style:style>
    <style:style style:name="P14" style:family="paragraph" style:parent-style-name="Braun-Text" style:list-style-name="Braun-Aufzählung_20_5cm-Einzug">
      <style:text-properties fo:language="de" fo:country="AT" officeooo:paragraph-rsid="0020c4c2" fo:background-color="transparent" style:language-asian="zh" style:country-asian="CN"/>
    </style:style>
    <style:style style:name="P15" style:family="paragraph" style:parent-style-name="Braun-Textabsatz">
      <style:paragraph-properties fo:margin-left="0in" fo:margin-right="0in" fo:text-indent="0in" style:auto-text-indent="false"/>
      <style:text-properties officeooo:paragraph-rsid="0020c4c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de" fo:country="AT" fo:background-color="transparent" loext:char-shading-value="0" style:language-asian="zh" style:country-asian="C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8ee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ragraph-content" style:horizontal-pos="from-left" style:horizontal-rel="paragraph" fo:background-color="transparent" draw:fill="none" draw:fill-color="#ffffff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size 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/>
    </style:style>
  </office:automatic-styles>
  <office:body>
    <office:text>
      <office:forms form:automatic-focus="false" form:apply-design-mode="false"/>
      <text:variable-decls>
        <text:variable-decl office:value-type="string" text:name="NummerMaschine"/>
        <text:variable-decl office:value-type="string" text:name="Seitensummernkommentar"/>
        <text:variable-decl office:value-type="string" text:name="NummerVersion"/>
        <text:variable-decl office:value-type="string" text:name="NameAnleitung"/>
        <text:variable-decl office:value-type="string" text:name="NameKapitel"/>
        <text:variable-decl office:value-type="string" text:name="NameKunde"/>
        <text:variable-decl office:value-type="string" text:name="NummerAnleitung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Warnhinweis" table:style-name="Warnhinweis">
        <table:table-column table:style-name="Warnhinweis.A"/>
        <table:table-column table:style-name="Warnhinweis.B"/>
        <table:table-row>
          <table:table-cell table:style-name="Warnhinweis.A1" office:value-type="string">
            <text:p text:style-name="P9">Caution</text:p>
          </table:table-cell>
          <table:table-cell table:style-name="Warnhinweis.B1" table:number-rows-spanned="2" office:value-type="string">
            <text:p text:style-name="P10"/>
          </table:table-cell>
        </table:table-row>
        <table:table-row>
          <table:table-cell table:style-name="Warnhinweis.A2" office:value-type="string">
            <text:p text:style-name="P8"/>
          </table:table-cell>
          <table:covered-table-cell/>
        </table:table-row>
      </table:table>
      <text:p text:style-name="Braun-Textabsatz"/>
      <text:h text:style-name="Heading_20_7" text:outline-level="7"><text:bookmark-start text:name="__RefHeading__82244_862976317"/><text:span text:style-name="T4">Heading </text:span>7<text:bookmark-end text:name="__RefHeading__82244_862976317"/></text:h>
      <text:p text:style-name="Braun-Textabsatz">Test paragraph</text:p>
      <text:h text:style-name="Heading_20_8" text:outline-level="8"><text:bookmark-start text:name="__RefHeading__82246_862976317"/><text:span text:style-name="T4">Heading </text:span>8<text:bookmark-end text:name="__RefHeading__82246_862976317"/></text:h>
      <text:p text:style-name="Braun-Textabsatz">Test paragraph</text:p>
      <text:h text:style-name="Heading_20_9" text:outline-level="9"><text:bookmark-start text:name="__RefHeading__82248_862976317"/><text:span text:style-name="T4">Heading</text:span> 9<text:bookmark-end text:name="__RefHeading__82248_862976317"/></text:h>
      <text:p text:style-name="Braun-Textabsatz">Test paragraph</text:p>
      <text:h text:style-name="Heading_20_10" text:outline-level="10"><text:bookmark-start text:name="__RefHeading__82250_862976317"/><text:span text:style-name="T4">Heading</text:span> 10 (<text:span text:style-name="T4">for special use</text:span>)<text:bookmark-end text:name="__RefHeading__82250_862976317"/></text:h>
      <text:p text:style-name="Braun-Textabsatz">Test paragraph</text:p>
      <text:p text:style-name="Braun-Text">Text:</text:p>
      <text:list xml:id="list1185721535" text:style-name="Braun-Aufzählung_20_5cm-Einzug">
        <text:list-item>
          <text:p text:style-name="P11">Listenpunkt 1</text:p>
        </text:list-item>
        <text:list-item>
          <text:p text:style-name="P11">Listenpunkt 2</text:p>
        </text:list-item>
        <text:list-item>
          <text:p text:style-name="P11">Listenpunkt 3</text:p>
        </text:list-item>
      </text:list>
      <text:p text:style-name="Braun-Textabsatz_20_nur_20_oben">Text:</text:p>
      <text:list xml:id="list920031163" text:style-name="Braun-Nummerierung_20_1_20_5cm-Einzug">
        <text:list-item>
          <text:p text:style-name="P12">Listenpunkt 1</text:p>
        </text:list-item>
        <text:list-item>
          <text:p text:style-name="P12">Listenpunkt 2</text:p>
        </text:list-item>
        <text:list-item>
          <text:p text:style-name="P12">Listenpunkt 3</text:p>
        </text:list-item>
      </text:list>
      <text:p text:style-name="P5">Text:</text:p>
      <text:list xml:id="list3369629141" text:style-name="Braun-Nummerierung_20_a_20_5cm-Einzug">
        <text:list-item text:start-value="1">
          <text:p text:style-name="P13">Listenpunkt 1</text:p>
        </text:list-item>
        <text:list-item>
          <text:p text:style-name="P13">Listenpunkt 2</text:p>
        </text:list-item>
        <text:list-item>
          <text:p text:style-name="P13">Listenpunkt 3</text:p>
        </text:list-item>
      </text:list>
      <text:p text:style-name="P4">Test paragraph</text:p>
      <text:p text:style-name="P7">Table <text:sequence text:ref-name="refTable0" text:name="Table" text:formula="ooow:Table+1" style:num-format="1">1</text:sequence>: <text:span text:style-name="T4">Requirements to the personnel</text:span></text:p>
      <table:table table:name="Personalanforderungen" table:style-name="Personalanforderungen">
        <table:table-column table:style-name="Personalanforderungen.A"/>
        <table:table-column table:style-name="Personalanforderungen.B" table:number-columns-repeated="2"/>
        <table:table-column table:style-name="Personalanforderungen.D"/>
        <table:table-column table:style-name="Personalanforderungen.B"/>
        <table:table-column table:style-name="Personalanforderungen.F"/>
        <table:table-row>
          <table:table-cell table:style-name="Personalanforderungen.A1" office:value-type="string">
            <text:p text:style-name="P3">Tätigkeit</text:p>
          </table:table-cell>
          <table:table-cell table:style-name="Personalanforderungen.B1" office:value-type="string">
            <text:p text:style-name="P3">Unterwiesene<text:line-break/>Person</text:p>
          </table:table-cell>
          <table:table-cell table:style-name="Personalanforderungen.B1" office:value-type="string">
            <text:p text:style-name="P3">Bediener<text:line-break/>(unterwiesene<text:line-break/>Person)</text:p>
          </table:table-cell>
          <table:table-cell table:style-name="Personalanforderungen.B1" office:value-type="string">
            <text:p text:style-name="P3">Techniker/<text:line-break/>Mechaniker<text:line-break/>(Person mit<text:line-break/>technischer<text:line-break/>Ausbildung)</text:p>
          </table:table-cell>
          <table:table-cell table:style-name="Personalanforderungen.B1" office:value-type="string">
            <text:p text:style-name="P3">Elektriker<text:line-break/>(Person mit<text:line-break/>elektrotechn.<text:line-break/>Ausbildung)</text:p>
          </table:table-cell>
          <table:table-cell table:style-name="Personalanforderungen.B1" office:value-type="string">
            <text:p text:style-name="P3">Hydrauliker<text:line-break/>(Person mit<text:line-break/>hydraulischer<text:line-break/>Ausbildung)</text:p>
          </table:table-cell>
        </table:table-row>
        <table:table-row>
          <table:table-cell table:style-name="Personalanforderungen.A2" office:value-type="string">
            <text:p text:style-name="P1"><text:span text:style-name="Strong_20_Emphasis"><text:span text:style-name="T2">Transport</text:span></text:span></text:p>
          </table:table-cell>
          <table:table-cell table:style-name="Personalanforderungen.E2" office:value-type="string">
            <text:p text:style-name="P2">X</text:p>
          </table:table-cell>
          <table:table-cell table:style-name="Personalanforderungen.E2" office:value-type="string">
            <text:p text:style-name="P2"/>
          </table:table-cell>
          <table:table-cell table:style-name="Personalanforderungen.D2" office:value-type="string">
            <text:p text:style-name="P2"/>
          </table:table-cell>
          <table:table-cell table:style-name="Personalanforderungen.E2" office:value-type="string">
            <text:p text:style-name="P2"/>
          </table:table-cell>
          <table:table-cell table:style-name="Personalanforderungen.F2" office:value-type="string">
            <text:p text:style-name="P2"/>
          </table:table-cell>
        </table:table-row>
        <table:table-row>
          <table:table-cell table:style-name="Personalanforderungen.A3" office:value-type="string">
            <text:p text:style-name="P1"><text:span text:style-name="Strong_20_Emphasis"><text:span text:style-name="T2">Inbetriebnahme</text:span></text:span></text:p>
          </table:table-cell>
          <table:table-cell table:style-name="Personalanforderungen.E3" office:value-type="string">
            <text:p text:style-name="P2"/>
          </table:table-cell>
          <table:table-cell table:style-name="Personalanforderungen.E3" office:value-type="string">
            <text:p text:style-name="P2"/>
          </table:table-cell>
          <table:table-cell table:style-name="Personalanforderungen.D3" office:value-type="string">
            <text:p text:style-name="P2">X</text:p>
          </table:table-cell>
          <table:table-cell table:style-name="Personalanforderungen.E3" office:value-type="string">
            <text:p text:style-name="P2">X</text:p>
          </table:table-cell>
          <table:table-cell table:style-name="Personalanforderungen.F3" office:value-type="string">
            <text:p text:style-name="P2">X</text:p>
          </table:table-cell>
        </table:table-row>
        <table:table-row>
          <table:table-cell table:style-name="Personalanforderungen.A4" office:value-type="string">
            <text:p text:style-name="P1"><text:span text:style-name="Strong_20_Emphasis"><text:span text:style-name="T2">Demontage</text:span></text:span></text:p>
          </table:table-cell>
          <table:table-cell table:style-name="Personalanforderungen.E4" office:value-type="string">
            <text:p text:style-name="P2"/>
          </table:table-cell>
          <table:table-cell table:style-name="Personalanforderungen.E4" office:value-type="string">
            <text:p text:style-name="P2"/>
          </table:table-cell>
          <table:table-cell table:style-name="Personalanforderungen.D4" office:value-type="string">
            <text:p text:style-name="P2">X</text:p>
          </table:table-cell>
          <table:table-cell table:style-name="Personalanforderungen.E4" office:value-type="string">
            <text:p text:style-name="P2">X</text:p>
          </table:table-cell>
          <table:table-cell table:style-name="Personalanforderungen.F4" office:value-type="string">
            <text:p text:style-name="P2">X</text:p>
          </table:table-cell>
        </table:table-row>
      </table:table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SimSun" svg:font-family="SimSun" style:font-adornments="Standard" style:font-pitch="variable"/>
    <style:font-face style:name="Palatino Linotype" svg:font-family="'Palatino Linotype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Palatino Linotype" fo:font-family="'Palatino Linotype'" style:font-style-name="Standard" style:font-family-generic="roman" style:font-pitch="variable" fo:font-size="10.5pt" fo:language="en" fo:country="US" style:font-name-asian="SimSun" style:font-family-asian="SimSun" style:font-style-name-asian="Standard" style:font-pitch-asian="variable" style:language-asian="zh" style:country-asian="CN"/>
    </style:style>
    <style:style style:name="Heading" style:family="paragraph" style:parent-style-name="Standard" style:next-style-name="Braun-Textabsatz" style:class="text" style:master-page-name="">
      <style:paragraph-properties fo:margin-top="0.1665in" fo:margin-bottom="0.0835in" loext:contextual-spacing="false" style:page-number="auto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.5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raun-Kopfzeile" style:family="paragraph" style:parent-style-name="Header" style:master-page-name="">
      <style:paragraph-properties style:page-number="auto">
        <style:tab-stops>
          <style:tab-stop style:position="3.189in" style:type="center"/>
          <style:tab-stop style:position="6.378in" style:type="center"/>
        </style:tab-stops>
      </style:paragraph-properties>
      <style:text-properties style:font-name="Arial1" fo:font-family="Arial" style:font-style-name="Standard" style:font-family-generic="swiss" style:font-pitch="variable" fo:font-size="8pt" style:font-size-asian="8pt"/>
    </style:style>
    <style:style style:name="Braun-Fusszeile" style:family="paragraph" style:parent-style-name="Footer" style:master-page-name="">
      <style:paragraph-properties style:page-number="auto">
        <style:tab-stops>
          <style:tab-stop style:position="3.189in" style:type="center"/>
          <style:tab-stop style:position="6.378in" style:type="right"/>
        </style:tab-stops>
      </style:paragraph-properties>
      <style:text-properties style:font-name="Arial1" fo:font-family="Arial" style:font-style-name="Standard" style:font-family-generic="swiss" style:font-pitch="variable" fo:font-size="8pt" style:font-size-asian="8pt"/>
    </style:style>
    <style:style style:name="Braun-Text" style:family="paragraph" style:parent-style-name="Standard" style:master-page-name="">
      <style:paragraph-properties fo:margin-left="1.9689in" fo:margin-right="0in" fo:text-align="justify" style:justify-single-word="false" fo:orphans="2" fo:widows="2" fo:text-indent="0in" style:auto-text-indent="false" style:page-number="auto"/>
    </style:style>
    <style:style style:name="Braun-Textabsatz" style:family="paragraph" style:parent-style-name="Text_20_body" style:master-page-name="">
      <style:paragraph-properties fo:margin-left="1.9689in" fo:margin-right="0in" fo:margin-top="0.1374in" fo:margin-bottom="0.1374in" loext:contextual-spacing="false" fo:text-align="justify" style:justify-single-word="false" fo:orphans="2" fo:widows="2" fo:text-indent="0in" style:auto-text-indent="false" style:page-number="auto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Braun-Textabsatz" style:default-outline-level="1" style:class="text" style:master-page-name="Braun-Seite_20_Hochformat">
      <loext:graphic-properties draw:fill="solid" draw:fill-color="#e6e6e6" draw:opacity="100%"/>
      <style:paragraph-properties fo:margin-top="0in" fo:margin-bottom="0.2362in" loext:contextual-spacing="false" fo:keep-together="always" style:page-number="1" fo:break-before="auto" fo:break-after="auto" fo:background-color="#e6e6e6" fo:padding-left="0.0398in" fo:padding-right="0.0398in" fo:padding-top="0.0193in" fo:padding-bottom="0.0193in" fo:border="0.99pt solid #e6e6e6" style:shadow="#b3b3b3 0.0354in 0.0354in">
        <style:tab-stops/>
      </style:paragraph-properties>
      <style:text-properties fo:text-transform="uppercas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Braun-Textabsatz" style:default-outline-level="2" style:class="text" style:master-page-name="">
      <loext:graphic-properties draw:fill="solid" draw:fill-color="#e6e6e6" draw:opacity="100%"/>
      <style:paragraph-properties fo:margin-top="0in" fo:margin-bottom="0.1965in" loext:contextual-spacing="false" fo:keep-together="always" style:page-number="auto" fo:break-before="page" fo:background-color="#e6e6e6" fo:padding-left="0.0398in" fo:padding-right="0.0398in" fo:padding-top="0.0193in" fo:padding-bottom="0.0193in" fo:border="0.99pt solid #e6e6e6" style:shadow="#b3b3b3 0.0354in 0.0354in"/>
      <style:text-properties fo:text-transform="uppercase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Braun-Textabsatz" style:default-outline-level="3" style:class="text" style:master-page-name="">
      <loext:graphic-properties draw:fill="solid" draw:fill-color="#e6e6e6" draw:opacity="100%"/>
      <style:paragraph-properties fo:keep-together="always" style:page-number="auto" fo:background-color="#e6e6e6" fo:padding-left="0.0398in" fo:padding-right="0.0398in" fo:padding-top="0.0193in" fo:padding-bottom="0.0193in" fo:border="0.99pt solid #cccccc" style:shadow="#b3b3b3 0.0354in 0.0354in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Braun-Textabsatz" style:default-outline-level="4" style:class="text" style:master-page-name="">
      <loext:graphic-properties draw:fill="solid" draw:fill-color="#f3f3f4" draw:opacity="100%"/>
      <style:paragraph-properties fo:keep-together="always" style:page-number="auto" fo:background-color="#f3f3f4" fo:padding-left="0.0398in" fo:padding-right="0.0398in" fo:padding-top="0.0193in" fo:padding-bottom="0.0193in" fo:border="0.51pt solid #cccccc" style:shadow="#cccccc 0.0354in 0.0354in">
        <style:tab-stops/>
      </style:paragraph-properties>
      <style:text-properties fo:font-size="85%" fo:font-style="normal" fo:font-weight="bold" style:font-size-asian="85%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Braun-Textabsatz" style:default-outline-level="5" style:class="text" style:master-page-name="">
      <loext:graphic-properties draw:fill="solid" draw:fill-color="#f3f3f4" draw:opacity="100%"/>
      <style:paragraph-properties fo:margin-left="2.1654in" fo:margin-right="0in" fo:keep-together="always" fo:text-indent="-0.1965in" style:auto-text-indent="false" style:page-number="auto" fo:background-color="#f3f3f4" fo:padding="0.0193in" fo:border-left="none" fo:border-right="none" fo:border-top="0.51pt solid #cccccc" fo:border-bottom="0.51pt solid #cccccc" style:shadow="non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Braun-Textabsatz" style:default-outline-level="6" style:class="text" style:master-page-name="">
      <loext:graphic-properties draw:fill="solid" draw:fill-color="#f3f3f4" draw:opacity="100%"/>
      <style:paragraph-properties fo:margin-left="2.2835in" fo:margin-right="0in" fo:keep-together="always" fo:text-indent="-0.3154in" style:auto-text-indent="false" style:page-number="auto" fo:background-color="#f3f3f4" fo:padding="0.0193in" fo:border-left="none" fo:border-right="none" fo:border-top="0.06pt solid #e6e6e6" fo:border-bottom="0.06pt solid #e6e6e6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Braun-Textabsatz" style:default-outline-level="7" style:class="text" style:master-page-name="">
      <loext:graphic-properties draw:fill="solid" draw:fill-color="#f3f3f4" draw:opacity="100%"/>
      <style:paragraph-properties fo:margin-left="2.2835in" fo:margin-right="0in" fo:keep-together="always" fo:text-indent="-0.3154in" style:auto-text-indent="false" style:page-number="auto" fo:background-color="#f3f3f4" fo:padding="0.0193in" fo:border-left="none" fo:border-right="none" fo:border-top="0.06pt solid #f2f2f2" fo:border-bottom="0.06pt solid #f2f2f2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Braun-Textabsatz" style:default-outline-level="8" style:class="text" style:master-page-name="">
      <loext:graphic-properties draw:fill="solid" draw:fill-color="#f3f3f4" draw:opacity="100%"/>
      <style:paragraph-properties fo:margin-left="2.2835in" fo:margin-right="0in" fo:keep-together="always" fo:text-indent="-0.3154in" style:auto-text-indent="false" style:page-number="auto" fo:background-color="#f3f3f4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Braun-Textabsatz" style:default-outline-level="9" style:class="text" style:master-page-name="">
      <loext:graphic-properties draw:fill="none" draw:fill-color="#99ccff"/>
      <style:paragraph-properties fo:margin-left="2.2835in" fo:margin-right="0in" fo:keep-together="always" fo:text-indent="-0.3154in" style:auto-text-indent="false" style:page-number="auto" fo:background-color="transparent" fo:padding="0.0193in" fo:border-left="none" fo:border-right="none" fo:border-top="0.06pt solid #f3f3f4" fo:border-bottom="0.06pt solid #f3f3f4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Braun-Textabsatz" style:default-outline-level="10" style:class="text" style:master-page-name="">
      <loext:graphic-properties draw:fill="solid" draw:fill-color="#f3f3f4" draw:opacity="100%"/>
      <style:paragraph-properties fo:keep-together="always" style:page-number="auto" fo:background-color="#f3f3f4" fo:padding="0.0193in" fo:border-left="none" fo:border-right="none" fo:border-top="0.51pt solid #cccccc" fo:border-bottom="0.51pt solid #cccccc" style:shadow="none"/>
      <style:text-properties fo:font-size="85%" fo:font-weight="bold" style:font-size-asian="75%" style:font-weight-asian="bold" style:font-size-complex="75%" style:font-weight-complex="bold"/>
    </style:style>
    <style:style style:name="Braun-Titelüberschrift_20_2" style:display-name="Braun-Titelüberschrift 2" style:family="paragraph" style:parent-style-name="Heading" style:next-style-name="Braun-Textabsatz" style:list-style-name="Braun-Titelnummerierung" style:master-page-name="">
      <loext:graphic-properties draw:fill="solid" draw:fill-color="#e6e6e6" draw:opacity="100%"/>
      <style:paragraph-properties fo:margin-left="0.252in" fo:margin-right="0in" fo:text-indent="-0.252in" style:auto-text-indent="false" style:page-number="auto" fo:break-before="page" fo:background-color="#e6e6e6" fo:padding-left="0.0591in" fo:padding-right="0.0193in" fo:padding-top="0.0193in" fo:padding-bottom="0.0193in" fo:border="0.99pt solid #e6e6e6" style:shadow="#b3b3b3 0.0354in 0.0354in">
        <style:tab-stops/>
      </style:paragraph-properties>
      <style:text-properties fo:text-transform="uppercase" fo:font-weight="bold" style:font-weight-asian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raun-Titelüberschrift_20_1" style:display-name="Braun-Titelüberschrift 1" style:family="paragraph" style:parent-style-name="Braun-Titelüberschrift_20_2" style:next-style-name="Braun-Textabsatz" style:list-style-name="" style:master-page-name="Standard">
      <loext:graphic-properties draw:fill="solid" draw:fill-color="#e6e6e6" draw:opacity="100%"/>
      <style:paragraph-properties style:page-number="auto" fo:background-color="#e6e6e6">
        <style:tab-stops/>
      </style:paragraph-properties>
      <style:text-properties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raun-Hinweistext" style:family="paragraph" style:parent-style-name="Braun-Text" style:master-page-name="">
      <style:paragraph-properties fo:margin-left="0in" fo:margin-right="0in" fo:text-indent="0in" style:auto-text-indent="false" style:page-number="auto"/>
    </style:style>
    <style:style style:name="Braun-Hinweissignalwort" style:family="paragraph" style:parent-style-name="Braun-Hinweistext" style:master-page-name="">
      <style:paragraph-properties fo:text-align="center" style:justify-single-word="false" style:page-number="auto"/>
      <style:text-properties fo:text-transform="uppercase" fo:font-size="10.5pt" fo:font-weight="bold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raun-Tabellenüberschrift" style:family="paragraph" style:parent-style-name="Table_20_Heading" style:class="extra">
      <style:paragraph-properties fo:text-align="start" style:justify-single-word="false"/>
      <style:text-properties style:font-name="Arial2" fo:font-family="Arial" style:font-style-name="Fett Kursiv" style:font-family-generic="swiss" style:font-pitch="variable" fo:font-size="12pt" fo:font-style="italic"/>
    </style:style>
    <style:style style:name="Frame_20_contents" style:display-name="Frame contents" style:family="paragraph" style:parent-style-name="Text_20_body" style:class="extra"/>
    <style:style style:name="Braun-Rahmeninhalt_20_Variablen" style:display-name="Braun-Rahmeninhalt Variablen" style:family="paragraph" style:parent-style-name="Frame_20_contents">
      <style:text-properties fo:font-size="8pt" style:font-size-asian="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size="9pt"/>
    </style:style>
    <style:style style:name="Braun-Titelüberschrift_20_3" style:display-name="Braun-Titelüberschrift 3" style:family="paragraph" style:parent-style-name="Heading_20_3" style:next-style-name="Braun-Textabsatz" style:default-outline-level="" style:list-style-name=""/>
    <style:style style:name="Braun-Fusszeile_20_Querformat" style:display-name="Braun-Fusszeile Querformat" style:family="paragraph" style:parent-style-name="Braun-Fusszeile">
      <style:text-properties style:text-rotation-angle="270" style:text-rotation-scale="line-height"/>
    </style:style>
    <style:style style:name="Braun-Kopfzeile_20_Querformat" style:display-name="Braun-Kopfzeile Querformat" style:family="paragraph" style:parent-style-name="Braun-Kopfzeile">
      <style:text-properties style:text-rotation-angle="270" style:text-rotation-scale="line-height"/>
    </style:style>
    <style:style style:name="Braun-Textabsatz_20_nur_20_oben" style:display-name="Braun-Textabsatz nur oben" style:family="paragraph" style:parent-style-name="Braun-Textabsatz" style:next-style-name="Braun-Textabsatz">
      <style:paragraph-properties fo:margin-top="0.1374in" fo:margin-bottom="0in" loext:contextual-spacing="false"/>
    </style:style>
    <style:style style:name="Braun-Textabsatz_20_nur_20_unten" style:display-name="Braun-Textabsatz nur unten" style:family="paragraph" style:parent-style-name="Braun-Textabsatz" style:next-style-name="Braun-Textabsatz">
      <style:paragraph-properties fo:margin-top="0in" fo:margin-bottom="0.1374in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e6e6e6" draw:opacity="100%"/>
      <style:paragraph-properties fo:margin-left="0in" fo:margin-right="0in" fo:text-indent="0in" style:auto-text-indent="false" style:page-number="auto" fo:background-color="#e6e6e6" fo:padding-left="0.0398in" fo:padding-right="0.0398in" fo:padding-top="0.0193in" fo:padding-bottom="0.0193in" fo:border="0.99pt solid #cccccc" style:shadow="#b3b3b3 0.0354in 0.0354in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text-transform="uppercase" fo:font-size="10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text-transform="uppercase" fo:font-size="9pt" fo:font-weight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fo:font-size="9pt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font-size="9pt"/>
    </style:style>
    <style:style style:name="Braun-Hinweisüberschrift" style:family="paragraph" style:parent-style-name="Braun-Hinweistext" style:next-style-name="Braun-Hinweistext" style:master-page-name="">
      <style:paragraph-properties style:page-number="auto"/>
      <style:text-properties fo:font-size="10.5pt" fo:font-weight="bold" style:font-weight-asian="bold"/>
    </style:style>
    <style:style style:name="Braun-Textabsatz_20_links_20_beginnend" style:display-name="Braun-Textabsatz links beginnend" style:family="paragraph" style:parent-style-name="Braun-Textabsatz">
      <style:paragraph-properties fo:margin-left="0in" fo:margin-right="0in" fo:text-indent="0in" style:auto-text-indent="false"/>
    </style:style>
    <style:style style:name="Braun-Text_20_links_20_beginnend" style:display-name="Braun-Text links beginnend" style:family="paragraph" style:parent-style-name="Braun-Text" style:master-page-name="">
      <style:paragraph-properties fo:margin-left="0in" fo:margin-right="0in" fo:text-indent="0in" style:auto-text-indent="false" style:page-number="auto"/>
    </style:style>
    <style:style style:name="Index_20_Heading" style:display-name="Index Heading" style:family="paragraph" style:parent-style-name="Heading" style:class="index" style:master-page-name="">
      <loext:graphic-properties draw:fill="solid" draw:fill-color="#e6e6e6" draw:opacity="100%"/>
      <style:paragraph-properties fo:margin-left="0in" fo:margin-right="0in" fo:text-indent="0in" style:auto-text-indent="false" style:page-number="auto" fo:background-color="#e6e6e6" fo:padding-left="0.0398in" fo:padding-right="0.0398in" fo:padding-top="0.0193in" fo:padding-bottom="0.0193in" fo:border="0.99pt solid #cccccc" style:shadow="#b3b3b3 0.0354in 0.0354in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 style:master-page-name="">
      <loext:graphic-properties draw:fill="solid" draw:fill-color="#e6e6e6" draw:opacity="100%"/>
      <style:paragraph-properties fo:margin-left="0in" fo:margin-right="0in" fo:text-indent="0in" style:auto-text-indent="false" style:page-number="auto" fo:background-color="#e6e6e6" fo:padding-left="0.0398in" fo:padding-right="0.0398in" fo:padding-top="0.0193in" fo:padding-bottom="0.0193in" fo:border="0.99pt solid #cccccc" style:shadow="#b3b3b3 0.0354in 0.0354in" text:number-lines="false" text:line-number="0">
        <style:tab-stops/>
      </style:paragraph-properties>
      <style:text-properties fo:font-size="13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loext:graphic-properties draw:fill="solid" draw:fill-color="#e6e6e6" draw:opacity="100%"/>
      <style:paragraph-properties fo:margin-left="0in" fo:margin-right="0in" fo:text-indent="0in" style:auto-text-indent="false" fo:background-color="#e6e6e6" fo:padding-left="0.0398in" fo:padding-right="0.0398in" fo:padding-top="0.0193in" fo:padding-bottom="0.0193in" fo:border="0.99pt solid #cccccc" style:shadow="#b3b3b3 0.0354in 0.0354in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loext:graphic-properties draw:fill="solid" draw:fill-color="#e6e6e6" draw:opacity="100%"/>
      <style:paragraph-properties fo:margin-left="0in" fo:margin-right="0in" fo:text-indent="0in" style:auto-text-indent="false" fo:background-color="#e6e6e6" fo:padding-left="0.0398in" fo:padding-right="0.0398in" fo:padding-top="0.0193in" fo:padding-bottom="0.0193in" fo:border="0.99pt solid #cccccc" style:shadow="#b3b3b3 0.0354in 0.0354in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loext:graphic-properties draw:fill="solid" draw:fill-color="#e6e6e6" draw:opacity="100%"/>
      <style:paragraph-properties fo:margin-left="0in" fo:margin-right="0in" fo:text-indent="0in" style:auto-text-indent="false" fo:background-color="#e6e6e6" fo:padding-left="0.0398in" fo:padding-right="0.0398in" fo:padding-top="0.0193in" fo:padding-bottom="0.0193in" fo:border="0.99pt solid #cccccc" style:shadow="#b3b3b3 0.0354in 0.0354in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loext:graphic-properties draw:fill="solid" draw:fill-color="#e6e6e6" draw:opacity="100%"/>
      <style:paragraph-properties fo:margin-left="0in" fo:margin-right="0in" fo:text-indent="0in" style:auto-text-indent="false" fo:background-color="#e6e6e6" fo:padding-left="0.0398in" fo:padding-right="0.0398in" fo:padding-top="0.0193in" fo:padding-bottom="0.0193in" fo:border="0.99pt solid #cccccc" style:shadow="#b3b3b3 0.0354in 0.0354in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raun-Deckblatt-Infos" style:family="paragraph" style:parent-style-name="Braun-Text" style:master-page-name="">
      <style:paragraph-properties fo:margin-left="0in" fo:margin-right="0in" fo:text-align="center" style:justify-single-word="false" fo:text-indent="0in" style:auto-text-indent="false" style:page-number="auto"/>
      <style:text-properties fo:font-size="20pt" fo:font-weight="bold"/>
    </style:style>
    <style:style style:name="Braun-Deckblatt-Beschreibung" style:family="paragraph" style:parent-style-name="Braun-Deckblatt-Infos">
      <style:text-properties fo:text-transform="uppercase"/>
    </style:style>
    <style:style style:name="Braun-Deckblatt-Titel" style:family="paragraph" style:parent-style-name="Braun-Deckblatt-Beschreibung">
      <style:text-properties fo:font-size="30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dex_20_Link" style:display-name="Index Link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raun-HMI-Befehl" style:family="text">
      <style:text-properties fo:color="#800080" fo:font-style="italic" fo:font-weight="bold"/>
    </style:style>
    <style:style style:name="Braun-Verweis_20_auf_20_anderes_20_Kapitel" style:display-name="Braun-Verweis auf anderes Kapitel" style:family="text">
      <style:text-properties fo:font-style="italic"/>
    </style:style>
    <style:style style:name="Kleine_20_Buchstaben" style:display-name="Kleine Buchstaben" style:family="text">
      <style:text-properties fo:text-transform="lowercase"/>
    </style:style>
    <style:style style:name="Visited_20_Internet_20_Link" style:display-name="Visited Internet Link" style:family="text">
      <style:text-properties fo:color="#800000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Rahmen_20_Dokumentvariablen" style:display-name="Rahmen Dokumentvariablen" style:family="graphic" style:parent-style-name="Frame">
      <style:graphic-properties svg:width="0.9839in" fo:min-height="0.0547in" text:anchor-type="paragraph" svg:x="0in" svg:y="0in" fo:margin-left="0.0783in" fo:margin-right="0.0783in" fo:margin-top="0.0783in" fo:margin-bottom="0.0783in" style:print-content="false" style:run-through="background" style:wrap="run-through" style:number-wrapped-paragraphs="no-limit" style:vertical-pos="top" style:vertical-rel="page" style:horizontal-pos="left" style:horizontal-rel="page" fo:background-color="#ffcc99" style:background-transparency="75%" draw:fill="solid" draw:fill-color="#ffcc99" draw:opacity="25%" fo:padding="0in" fo:border="none" style:shadow="none" draw:shadow-opacity="100%">
        <style:columns fo:column-count="1" fo:column-gap="0in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a">
        <style:list-level-properties text:list-level-position-and-space-mode="label-alignment">
          <style:list-level-label-alignment text:label-followed-by="space" fo:text-indent="-0.2953in" fo:margin-left="0.2953in"/>
        </style:list-level-properties>
      </text:outline-level-style>
      <text:outline-level-style text:level="6" style:num-format="i" text:display-levels="2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A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575in" fo:margin-left="0.15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571in" fo:margin-left="0.354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1575in" fo:margin-left="0.5516in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 fo:text-align="end">
          <style:list-level-label-alignment text:label-followed-by="space" fo:text-indent="-0.1575in" fo:margin-left="1.1811in"/>
        </style:list-level-properties>
      </text:list-level-style-number>
      <text:list-level-style-number text:level="5" text:style-name="Numbering_20_Symbols" style:num-suffix="." style:num-format="a" text:display-levels="5">
        <style:list-level-properties text:list-level-position-and-space-mode="label-alignment">
          <style:list-level-label-alignment text:label-followed-by="space" fo:text-indent="-0.1575in" fo:margin-left="0.9453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1571in" fo:margin-left="1.1417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1575in" fo:margin-left="1.339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1571in" fo:margin-left="1.5354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1571in" fo:margin-left="1.7319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1571in" fo:margin-left="1.9291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space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space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space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space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space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space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space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space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space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space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space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space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space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space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space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space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space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374in" fo:margin-left="0.1374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772in" fo:margin-left="0.3744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2362in" fo:margin-left="0.6299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2161in" fo:margin-left="0.8071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575in" fo:margin-left="0.9453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2354in" fo:margin-left="1.220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2756in" fo:margin-left="1.4571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3146in" fo:margin-left="1.6929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2165in" fo:margin-left="1.79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764in" fo:margin-left="1.9484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181in" fo:margin-left="0.118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181in" fo:margin-left="0.2756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189in" fo:margin-left="0.433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181in" fo:margin-left="0.590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181in" fo:margin-left="0.748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181in" fo:margin-left="0.905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189in" fo:margin-left="1.0634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181in" fo:margin-left="1.2201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181in" fo:margin-left="1.378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181in" fo:margin-left="1.5354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-0.1575in" fo:margin-left="0.2756in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-0.1575in" fo:margin-left="0.3937in"/>
        </style:list-level-properties>
        <style:text-properties style:font-name="Open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-0.1575in" fo:margin-left="0.5118in"/>
        </style:list-level-properties>
        <style:text-properties style:font-name="OpenSymbo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-0.1575in" fo:margin-left="0.748in"/>
        </style:list-level-properties>
        <style:text-properties style:font-name="Open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-0.1571in" fo:margin-left="0.8661in"/>
        </style:list-level-properties>
        <style:text-properties style:font-name="Open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-0.1571in" fo:margin-left="0.9839in"/>
        </style:list-level-properties>
        <style:text-properties style:font-name="OpenSymbo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-0.1571in" fo:margin-left="1.102in"/>
        </style:list-level-properties>
        <style:text-properties style:font-name="OpenSymbo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-0.1571in" fo:margin-left="1.220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☑">
        <style:list-level-properties text:list-level-position-and-space-mode="label-alignment">
          <style:list-level-label-alignment text:label-followed-by="space" fo:text-indent="-0.1965in" fo:margin-left="0.19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space" fo:text-indent="-0.1953in" fo:margin-left="0.350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Bullet_20_Symbols" text:bullet-char="☑">
        <style:list-level-properties text:list-level-position-and-space-mode="label-alignment">
          <style:list-level-label-alignment text:label-followed-by="space" fo:text-indent="-0.1965in" fo:margin-left="0.19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Bullet_20_Symbols" text:bullet-char="□">
        <style:list-level-properties text:list-level-position-and-space-mode="label-alignment">
          <style:list-level-label-alignment text:label-followed-by="space" fo:text-indent="-0.1953in" fo:margin-left="0.350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Bullet_20_Symbols" text:bullet-char="☑">
        <style:list-level-properties text:list-level-position-and-space-mode="label-alignment">
          <style:list-level-label-alignment text:label-followed-by="space" fo:text-indent="-0.1965in" fo:margin-left="0.19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Bullet_20_Symbols" text:bullet-char="□">
        <style:list-level-properties text:list-level-position-and-space-mode="label-alignment">
          <style:list-level-label-alignment text:label-followed-by="space" fo:text-indent="-0.1953in" fo:margin-left="0.350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Bullet_20_Symbols" text:bullet-char="☑">
        <style:list-level-properties text:list-level-position-and-space-mode="label-alignment">
          <style:list-level-label-alignment text:label-followed-by="space" fo:text-indent="-0.1965in" fo:margin-left="0.19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Bullet_20_Symbols" text:bullet-char="□">
        <style:list-level-properties text:list-level-position-and-space-mode="label-alignment">
          <style:list-level-label-alignment text:label-followed-by="space" fo:text-indent="-0.1953in" fo:margin-left="0.350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Bullet_20_Symbols" text:bullet-char="☑">
        <style:list-level-properties text:list-level-position-and-space-mode="label-alignment">
          <style:list-level-label-alignment text:label-followed-by="space" fo:text-indent="-0.1965in" fo:margin-left="0.19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Bullet_20_Symbols" text:bullet-char="□">
        <style:list-level-properties text:list-level-position-and-space-mode="label-alignment">
          <style:list-level-label-alignment text:label-followed-by="space" fo:text-indent="-0.1953in" fo:margin-left="0.3508in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Bullet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Bullet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Bullet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Bullet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Bullet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Bullet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Bullet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Braun-Titelnummerierung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  <text:list-style style:name="Braun-Aufzählung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339in" fo:margin-left="0.386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189in" fo:margin-left="0.689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1866in" fo:margin-left="0.9366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22in" fo:margin-left="1.122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1909in" fo:margin-left="1.4409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 fo:text-indent="-0.1846in" fo:margin-left="1.6846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319in" fo:margin-left="1.8819in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space" fo:text-indent="-0.1929in" fo:margin-left="2.1929in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space" fo:text-indent="-0.1835in" fo:margin-left="2.433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299in" fo:margin-left="2.6299in"/>
        </style:list-level-properties>
        <style:text-properties style:font-name="StarSymbol"/>
      </text:list-level-style-bullet>
    </text:list-style>
    <text:list-style style:name="Braun-Aufzählung_20_ohne_20_Einzug" style:display-name="Braun-Aufzählung ohne Einzug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339in" fo:margin-left="0.1339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1339in" fo:margin-left="0.2681in"/>
        </style:list-level-properties>
        <style:text-properties style:font-name="Tahoma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1335in" fo:margin-left="0.4016in"/>
        </style:list-level-properties>
        <style:text-properties style:font-name="Tahoma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339in" fo:margin-left="0.5354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1339in" fo:margin-left="0.6693in"/>
        </style:list-level-properties>
        <style:text-properties style:font-name="Tahoma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 fo:text-indent="-0.1339in" fo:margin-left="0.8035in"/>
        </style:list-level-properties>
        <style:text-properties style:font-name="Tahoma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335in" fo:margin-left="0.9366in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space" fo:text-indent="-0.1339in" fo:margin-left="1.0709in"/>
        </style:list-level-properties>
        <style:text-properties style:font-name="Tahoma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space" fo:text-indent="-0.1339in" fo:margin-left="1.2047in"/>
        </style:list-level-properties>
        <style:text-properties style:font-name="Tahoma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339in" fo:margin-left="1.339in"/>
        </style:list-level-properties>
        <style:text-properties style:font-name="StarSymbol"/>
      </text:list-level-style-bullet>
    </text:list-style>
    <text:list-style style:name="Braun-Nummerierung_20_a" style:display-name="Braun-Nummerierung a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1772in" fo:margin-left="0.1772in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 fo:text-align="end">
          <style:list-level-label-alignment text:label-followed-by="space" fo:text-indent="-0.1772in" fo:margin-left="0.6102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-0.1772in" fo:margin-left="0.7283in"/>
        </style:list-level-properties>
      </text:list-level-style-number>
      <text:list-level-style-number text:level="4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1772in" fo:margin-left="1.0043in"/>
        </style:list-level-properties>
      </text:list-level-style-number>
      <text:list-level-style-number text:level="5" text:style-name="Numbering_20_Symbols" style:num-suffix=")" style:num-format="i" text:display-levels="3">
        <style:list-level-properties text:list-level-position-and-space-mode="label-alignment" fo:text-align="end">
          <style:list-level-label-alignment text:label-followed-by="space" fo:text-indent="-0.1772in" fo:margin-left="1.6728in"/>
        </style:list-level-properties>
      </text:list-level-style-number>
      <text:list-level-style-number text:level="6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1772in" fo:margin-left="1.5547in"/>
        </style:list-level-properties>
      </text:list-level-style-number>
      <text:list-level-style-number text:level="7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1772in" fo:margin-left="1.8307in"/>
        </style:list-level-properties>
      </text:list-level-style-number>
      <text:list-level-style-number text:level="8" text:style-name="Numbering_20_Symbols" style:num-suffix=")" style:num-format="i" text:display-levels="6">
        <style:list-level-properties text:list-level-position-and-space-mode="label-alignment" fo:text-align="end">
          <style:list-level-label-alignment text:label-followed-by="space" fo:text-indent="-0.178in" fo:margin-left="2.8154in"/>
        </style:list-level-properties>
      </text:list-level-style-number>
      <text:list-level-style-number text:level="9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1772in" fo:margin-left="2.3819in"/>
        </style:list-level-properties>
      </text:list-level-style-number>
      <text:list-level-style-number text:level="10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1772in" fo:margin-left="2.6575in"/>
        </style:list-level-properties>
      </text:list-level-style-number>
    </text:list-style>
    <text:list-style style:name="Braun-Nummerierung_20_a_20_5cm-Einzug" style:display-name="Braun-Nummerierung a 5cm-Einzug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1772in" fo:margin-left="2.1457in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 fo:text-align="end">
          <style:list-level-label-alignment text:label-followed-by="space" fo:text-indent="-0.1772in" fo:margin-left="2.5783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-0.1772in" fo:margin-left="2.6965in"/>
        </style:list-level-properties>
      </text:list-level-style-number>
      <text:list-level-style-number text:level="4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1772in" fo:margin-left="2.972in"/>
        </style:list-level-properties>
      </text:list-level-style-number>
      <text:list-level-style-number text:level="5" text:style-name="Numbering_20_Symbols" style:num-suffix=")" style:num-format="i" text:display-levels="3">
        <style:list-level-properties text:list-level-position-and-space-mode="label-alignment" fo:text-align="end">
          <style:list-level-label-alignment text:label-followed-by="space" fo:text-indent="-0.1772in" fo:margin-left="3.6811in"/>
        </style:list-level-properties>
      </text:list-level-style-number>
      <text:list-level-style-number text:level="6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1772in" fo:margin-left="3.5236in"/>
        </style:list-level-properties>
      </text:list-level-style-number>
      <text:list-level-style-number text:level="7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1772in" fo:margin-left="3.7992in"/>
        </style:list-level-properties>
      </text:list-level-style-number>
      <text:list-level-style-number text:level="8" text:style-name="Numbering_20_Symbols" style:num-suffix=")" style:num-format="i" text:display-levels="6">
        <style:list-level-properties text:list-level-position-and-space-mode="label-alignment" fo:text-align="end">
          <style:list-level-label-alignment text:label-followed-by="space" fo:text-indent="-0.1772in" fo:margin-left="4.9016in"/>
        </style:list-level-properties>
      </text:list-level-style-number>
      <text:list-level-style-number text:level="9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178in" fo:margin-left="4.3508in"/>
        </style:list-level-properties>
      </text:list-level-style-number>
      <text:list-level-style-number text:level="10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1772in" fo:margin-left="4.6256in"/>
        </style:list-level-properties>
      </text:list-level-style-number>
    </text:list-style>
    <text:list-style style:name="Braun-Aufzählung_20_5cm-Einzug" style:display-name="Braun-Aufzählung 5cm-Einzug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335in" fo:margin-left="2.1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1339in" fo:margin-left="2.2362in"/>
        </style:list-level-properties>
        <style:text-properties style:font-name="Tahoma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1339in" fo:margin-left="2.3701in"/>
        </style:list-level-properties>
        <style:text-properties style:font-name="Tahoma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339in" fo:margin-left="2.5043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1335in" fo:margin-left="2.6374in"/>
        </style:list-level-properties>
        <style:text-properties style:font-name="Tahoma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 fo:text-indent="-0.1339in" fo:margin-left="2.7717in"/>
        </style:list-level-properties>
        <style:text-properties style:font-name="Tahoma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339in" fo:margin-left="2.9055in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space" fo:text-indent="-0.1339in" fo:margin-left="3.0398in"/>
        </style:list-level-properties>
        <style:text-properties style:font-name="Tahoma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space" fo:text-indent="-0.1335in" fo:margin-left="3.1728in"/>
        </style:list-level-properties>
        <style:text-properties style:font-name="Tahoma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339in" fo:margin-left="3.3071in"/>
        </style:list-level-properties>
        <style:text-properties style:font-name="StarSymbol"/>
      </text:list-level-style-bullet>
    </text:list-style>
    <text:list-style style:name="Braun-Nummerierung_20_1_20_5cm-Einzug" style:display-name="Braun-Nummerierung 1 5cm-Einzu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571in" fo:margin-left="2.1256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575in" fo:margin-left="2.3228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1571in" fo:margin-left="2.5193in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 fo:text-align="end">
          <style:list-level-label-alignment text:label-followed-by="space" fo:text-indent="-0.1571in" fo:margin-left="3.1492in"/>
        </style:list-level-properties>
      </text:list-level-style-number>
      <text:list-level-style-number text:level="5" text:style-name="Numbering_20_Symbols" style:num-suffix="." style:num-format="a" text:display-levels="5">
        <style:list-level-properties text:list-level-position-and-space-mode="label-alignment">
          <style:list-level-label-alignment text:label-followed-by="space" fo:text-indent="-0.1571in" fo:margin-left="2.9134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1575in" fo:margin-left="3.1102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1575in" fo:margin-left="3.3071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1575in" fo:margin-left="3.5043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1575in" fo:margin-left="3.7008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1575in" fo:margin-left="3.898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AT"/>
    <text:linenumbering-configuration text:style-name="Line_20_numbering" text:number-lines="false" text:offset="0.1965in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/>
    </style:style>
    <style:style style:name="Mfr2" style:family="graphic" style:parent-style-name="Frame">
      <style:graphic-properties style:protect="size position" style:vertical-pos="from-top" style:vertical-rel="paragraph-content" style:horizontal-pos="from-left" style:horizontal-rel="paragraph" fo:background-color="transparent" draw:fill="none" draw:fill-color="#ffffff" fo:padding="0in" fo:border="none" style:shadow="none" draw:shadow-opacity="100%"/>
    </style:style>
    <style:style style:name="Mfr3" style:family="graphic" style:parent-style-name="Frame">
      <style:graphic-properties fo:margin-left="0in" fo:margin-right="0in" fo:margin-top="0in" fo:margin-bottom="0in" style:protect="size 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118in" fo:margin-bottom="0.5902in" fo:margin-left="1.102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9839in" fo:margin-bottom="0.6693in" fo:margin-left="1.2598in" fo:margin-right="1.2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1181in" fo:margin-left="0in" fo:margin-right="0in" fo:margin-bottom="0in" style:dynamic-spacing="false"/>
      </style:header-style>
      <style:footer-style>
        <style:header-footer-properties svg:height="0.1181in" fo:margin-left="0in" fo:margin-right="0in" fo:margin-top="0in" style:dynamic-spacing="false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Braun-Seite_20_Hochformat" style:display-name="Braun-Seite Hochformat" style:page-layout-name="Mpm2"/>
    <style:master-page style:name="Braun-Seite_20_Querformat" style:display-name="Braun-Seite Querformat" style:page-layout-name="Mpm3" style:next-style-name="Braun-Seite_20_Hochformat">
      <style:header>
        <text:p text:style-name="Braun-Fusszeile"><draw:frame draw:style-name="Mfr1" draw:name="Kopfzeile Querformat" text:anchor-type="paragraph" svg:x="10.5516in" svg:y="1.102in" svg:width="0.5902in" svg:height="6.378in" draw:z-index="0"><draw:text-box><text:p text:style-name="Braun-Kopfzeile_20_Querformat"><draw:frame draw:style-name="Mfr2" draw:name="Kopfzeile Querformat Zeile 1" text:anchor-type="paragraph" svg:x="0.4335in" svg:y="0in" svg:width="0.1575in" svg:height="6.378in" draw:z-index="0"><draw:text-box><text:p text:style-name="Braun-Kopfzeile_20_Querformat"><text:variable-get text:name="NummerAnleitung" style:data-style-name="N0">B^1</text:variable-get><text:s text:c="68"/><text:variable-get text:name="NummerVersion" style:data-style-name="N0">Version 1.0</text:variable-get><text:s text:c="2"/>- <text:s/><text:date style:data-style-name="N84" text:date-value="2020-03-03T18:33:38.535416526">2020-03-03</text:date><text:s text:c="61"/><text:span text:style-name="MT1"><text:chapter text:display="plain-number" text:outline-level="1"/></text:span><text:span text:style-name="MT1">-</text:span><text:span text:style-name="MT1"><text:page-number text:select-page="current">0</text:page-number></text:span></text:p></draw:text-box></draw:frame><draw:frame draw:style-name="Mfr2" draw:name="Kopfzeile Querformat Zeile 2" text:anchor-type="paragraph" svg:x="0.2953in" svg:y="0in" svg:width="0.1575in" svg:height="6.378in" draw:z-index="0"><draw:text-box><text:p text:style-name="Braun-Kopfzeile_20_Querformat"><text:variable-get text:name="NummerMaschine" style:data-style-name="N0">No. xxxxx</text:variable-get><text:s text:c="64"/><text:variable-get text:name="NameAnleitung" style:data-style-name="N0">Instructions BX</text:variable-get></text:p></draw:text-box></draw:frame><draw:frame draw:style-name="Mfr2" draw:name="Kopfzeile Querformat Zeile 3" text:anchor-type="paragraph" svg:x="0.1575in" svg:y="0in" svg:width="0.1575in" svg:height="6.378in" draw:z-index="0"><draw:text-box><text:p text:style-name="Braun-Kopfzeile_20_Querformat"><text:variable-get text:name="NameKunde" style:data-style-name="N0">Customer</text:variable-get><text:s text:c="73"/><text:variable-get text:name="NameKapitel" style:data-style-name="N0">Chapter SX</text:variable-get><text:s text:c="69"/><text:page-count style:num-format="1">1</text:page-count><text:s/><text:variable-get text:name="Seitensummernkommentar" style:data-style-name="N0">pages</text:variable-get></text:p></draw:text-box></draw:frame></text:p></draw:text-box></draw:frame></text:p>
      </style:header>
      <style:footer>
        <text:p text:style-name="Braun-Fusszeile"><draw:frame draw:style-name="Mfr3" draw:name="Fusszeile Querformat" text:anchor-type="paragraph" svg:x="0.5902in" svg:y="1.102in" svg:width="0.5902in" svg:height="6.378in" draw:z-index="0"><draw:text-box><text:p text:style-name="Braun-Fusszeile_20_Querformat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0:38:17.319000000</meta:creation-date>
    <dc:title>Testanleitung</dc:title>
    <meta:editing-duration>P0D</meta:editing-duration>
    <meta:editing-cycles>1</meta:editing-cycles>
    <meta:generator>LibreOfficeDev/5.4.0.0.alpha1$Linux_X86_64 LibreOffice_project/9feb7f7039a3b59974cbf266922177e961a52dd1</meta:generator>
    <meta:document-statistic meta:table-count="2" meta:image-count="0" meta:object-count="0" meta:page-count="1" meta:paragraph-count="42" meta:word-count="106" meta:character-count="984" meta:non-whitespace-character-count="598"/>
  </office:meta>
</office:document-meta>
</file>